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1" style:family="paragraph" style:parent-style-name="Heading_20_1">
      <style:text-properties officeooo:rsid="0006cef3" officeooo:paragraph-rsid="0006cef3"/>
    </style:style>
    <style:style style:name="P2" style:family="paragraph" style:parent-style-name="Text_20_body">
      <style:text-properties officeooo:rsid="0006cef3" officeooo:paragraph-rsid="0006cef3"/>
    </style:style>
    <style:style style:name="P3" style:family="paragraph" style:parent-style-name="Text_20_body">
      <style:text-properties officeooo:rsid="00084389" officeooo:paragraph-rsid="0008438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6dfb"/>
    </style:style>
    <style:style style:name="T4" style:family="text">
      <style:text-properties officeooo:rsid="00084389"/>
    </style:style>
    <style:style style:name="T5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abelstw<text:span text:style-name="T3">a</text:span></text:p>
      <text:h text:style-name="P1" text:outline-level="1">Cechy diabelstw</text:h>
      <text:p text:style-name="P2">Diabelstwa łączy parę cech, skutek ich piekielnego dziedzictwa.</text:p>
      <text:p text:style-name="P2"><text:span text:style-name="T1">Zwiększenie wartości atrybutów</text:span>: Zwiększasz swoją Inteligencję o 1, a swoją Charyzmę o 2.</text:p>
      <text:p text:style-name="P2"><text:span text:style-name="T1">Wiek</text:span>: Diablęta dorastają w taim samym tempie co ludzie, ale żyją parę lat krócej.</text:p>
      <text:p text:style-name="P2"><text:span text:style-name="T1">Charakter</text:span>: Diabelstwa mogą nie posiadać wrodzonej tendencji ku złu, ale wielu z nich tam ląduje. Złe lub nie, niezależna natura sprawia, że są bardziej chaotyczne niż praworządne. </text:p>
      <text:p text:style-name="P2"><text:span text:style-name="T1">Rozmiar</text:span>: Diablestwa mają rozmiar i budowę zbliżoną do ludzkiej. Twój rozmiar to <text:span text:style-name="T2">Średni</text:span>.</text:p>
      <text:p text:style-name="P2"><text:span text:style-name="T1">Szybkość</text:span>: Twoja prędkość to 30 stóp.</text:p>
      <text:p text:style-name="P2"><text:span text:style-name="T1">Widzenie w ciemnościach</text:span>: <text:span text:style-name="T4">Dzięki Twojemu piekielnemu dziedzictwu, dobrze widzisz w ciemnościach. Widzisz w zasięgu 60 stóp w półmroku jakby było jasne światło, a w ciemności jakbyś był w półmroku. Nie rozróżniasz w ciemności kolorów, tylko odcienie szarości.</text:span></text:p>
      <text:p text:style-name="P3"><text:span text:style-name="T1">Piekielna odporność</text:span>: Posiadasz odporność na obrażenia od ognia.</text:p>
      <text:p text:style-name="P3"><text:span text:style-name="T1">Piekielne dziedzictwo</text:span>: Znasz sztuczkę magiczną <text:span text:style-name="T5">taumaturgia</text:span>. Kiedy osiągasz 3 poziom, możesz rzucić <text:span text:style-name="T5">piekielną naganę</text:span> <text:s/>jako 2-poziomowe zaklęcie jeden raz przy pomocy tej cechy – możesz rzucić je ponownie po zakończeniu długiego odpoczynku. Kiedy osiągasz 5 poziom, możesz rzucić <text:span text:style-name="T5">ciemność</text:span> jeden raz przy pomocy tej cechy – możesz rzucić ją ponownie po zakończeniu długiego odpoczynku. Charyzma to atrybut, którego używasz, by rzucić te zaklęcia.</text:p>
      <text:p text:style-name="P3"><text:span text:style-name="T1">Języki</text:span>: Mówisz, czytasz i piszesz w wspólnym i piekielny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8T23:44:50.635000000</meta:creation-date>
    <dc:date>2023-03-18T23:56:51.676000000</dc:date>
    <meta:editing-duration>PT12M2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199" meta:character-count="1382" meta:non-whitespace-character-count="1190"/>
  </office:meta>
</office:document-meta>
</file>